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, Helvetica, sans-serif"/>
    <style:font-face style:name="Calibri" svg:font-family="Calibri, quot"/>
    <style:font-face style:name="Raleway" svg:font-family="Raleway"/>
    <style:font-face style:name="Roboto" svg:font-family="Roboto, sans-serif"/>
    <style:font-face style:name="Times New Roman" svg:font-family="'Times New Roman', quot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quot" svg:font-family="quo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Times New Roman1" fo:font-size="18pt" fo:letter-spacing="normal" style:font-size-asian="18pt" style:font-size-complex="18pt"/>
    </style:style>
    <style:style style:name="P2" style:family="paragraph" style:parent-style-name="Preformatted_20_Text">
      <style:paragraph-properties fo:text-align="start" style:justify-single-word="false" fo:orphans="2" fo:widows="2"/>
      <style:text-properties style:font-name="Times New Roman1" fo:font-size="18pt" style:font-size-asian="18pt" style:font-size-complex="18pt"/>
    </style:style>
    <style:style style:name="P3" style:family="paragraph" style:parent-style-name="Preformatted_20_Text">
      <style:paragraph-properties fo:margin-top="0in" fo:margin-bottom="0.1965in" style:contextual-spacing="false" fo:text-align="start" style:justify-single-word="false" fo:orphans="2" fo:widows="2"/>
      <style:text-properties fo:font-variant="normal" fo:text-transform="none" fo:color="#000000" loext:opacity="100%" style:font-name="Times New Roman1" fo:font-size="18pt" fo:letter-spacing="normal" fo:font-style="normal" fo:font-weight="normal" style:font-size-asian="18pt" style:font-size-complex="18pt"/>
    </style:style>
    <style:style style:name="P4" style:family="paragraph" style:parent-style-name="Preformatted_20_Text">
      <style:paragraph-properties fo:margin-top="0in" fo:margin-bottom="0in" style:contextual-spacing="false" fo:text-align="justify" style:justify-single-word="false" fo:break-before="page"/>
      <style:text-properties fo:font-variant="normal" fo:text-transform="none" fo:color="#000000" loext:opacity="100%" style:font-name="Times New Roman1" fo:font-size="18pt" fo:letter-spacing="normal" fo:font-style="normal" fo:font-weight="normal" officeooo:rsid="001cff93" officeooo:paragraph-rsid="001cff93" style:font-size-asian="18pt" style:font-size-complex="18pt"/>
    </style:style>
    <style:style style:name="P5" style:family="paragraph" style:parent-style-name="Preformatted_20_Text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Times New Roman1" fo:font-size="18pt" fo:letter-spacing="normal" fo:font-style="normal" fo:font-weight="normal" officeooo:rsid="00193a40" officeooo:paragraph-rsid="00193a40" style:font-size-asian="18pt" style:font-size-complex="18pt"/>
    </style:style>
    <style:style style:name="P6" style:family="paragraph" style:parent-style-name="Preformatted_20_Text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Times New Roman1" fo:font-size="18pt" fo:letter-spacing="normal" fo:font-style="normal" fo:font-weight="normal" officeooo:rsid="001cff93" officeooo:paragraph-rsid="001cff93" style:font-size-asian="18pt" style:font-size-complex="18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66666" loext:opacity="100%" style:font-name="Times New Roman1" fo:font-size="18pt" officeooo:rsid="0012f3c0" officeooo:paragraph-rsid="0012f3c0" style:font-size-asian="18pt" style:font-size-complex="18pt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Times New Roman1" fo:font-size="20pt" fo:font-weight="bold" officeooo:rsid="00193a40" officeooo:paragraph-rsid="0012f3c0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18pt" officeooo:rsid="00193a40" officeooo:paragraph-rsid="00193a40" style:font-size-asian="18pt" style:font-size-complex="18pt"/>
    </style:style>
    <style:style style:name="P1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18pt" officeooo:rsid="001dd89a" officeooo:paragraph-rsid="001dd89a" style:font-size-asian="18pt" style:font-size-complex="18pt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18pt" officeooo:rsid="001e83cf" officeooo:paragraph-rsid="001e83cf" style:font-size-asian="18pt" style:font-size-complex="18pt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18pt" officeooo:paragraph-rsid="001f1b91" style:font-size-asian="18pt" style:font-size-complex="18pt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18pt" fo:font-weight="normal" officeooo:rsid="001e83cf" officeooo:paragraph-rsid="001e83cf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18pt" fo:font-weight="normal" officeooo:rsid="001e83cf" officeooo:paragraph-rsid="001f1b91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20pt" fo:font-weight="bold" officeooo:rsid="001f1b91" officeooo:paragraph-rsid="001f1b9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20pt" officeooo:rsid="00193a40" officeooo:paragraph-rsid="00193a40" style:font-size-asian="20pt" style:font-size-complex="20pt"/>
    </style:style>
    <style:style style:name="P1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20pt" officeooo:rsid="001dd89a" officeooo:paragraph-rsid="001dd89a" style:font-size-asian="20pt" style:font-size-complex="20pt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20pt" style:text-underline-style="none" fo:font-weight="bold" officeooo:paragraph-rsid="001f1b91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1" fo:font-size="20pt" style:text-underline-style="none" fo:font-weight="bold" officeooo:paragraph-rsid="00202dec" style:font-size-asian="20pt" style:font-weight-asian="bold" style:font-size-complex="20pt" style:font-weight-complex="bold"/>
    </style:style>
    <style:style style:name="P20" style:family="paragraph" style:parent-style-name="Standard" style:list-style-name="L6">
      <style:paragraph-properties fo:margin-top="0in" fo:margin-bottom="0in" style:contextual-spacing="false" fo:text-align="justify" style:justify-single-word="false"/>
      <style:text-properties style:font-name="Times New Roman1" fo:font-size="18pt" officeooo:paragraph-rsid="0017e221" style:font-size-asian="18pt" style:font-size-complex="18pt"/>
    </style:style>
    <style:style style:name="P21" style:family="paragraph" style:parent-style-name="Standard" style:list-style-name="L6">
      <style:paragraph-properties fo:margin-top="0in" fo:margin-bottom="0in" style:contextual-spacing="false"/>
    </style:style>
    <style:style style:name="P22" style:family="paragraph" style:parent-style-name="Standard">
      <style:paragraph-properties fo:margin-top="0in" fo:margin-bottom="0in" style:contextual-spacing="false"/>
      <style:text-properties fo:color="#666666" loext:opacity="100%" style:font-name="Times New Roman1" fo:font-size="18pt" officeooo:rsid="00193a40" officeooo:paragraph-rsid="00193a40" style:font-size-asian="18pt" style:font-size-complex="18pt"/>
    </style:style>
    <style:style style:name="P23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02dec"/>
    </style:style>
    <style:style style:name="P24" style:family="paragraph" style:parent-style-name="Standard" style:master-page-name="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style:page-number="auto" fo:background-color="transparent"/>
      <style:text-properties fo:color="#000000" loext:opacity="100%" style:font-name="Times New Roman1" fo:font-size="20pt" officeooo:rsid="00193a40" officeooo:paragraph-rsid="00193a40" style:font-size-asian="20pt" style:font-size-complex="20pt"/>
    </style:style>
    <style:style style:name="P25" style:family="paragraph" style:parent-style-name="Text_20_body" style:list-style-name="L15">
      <style:paragraph-properties fo:text-align="justify" style:justify-single-word="false" fo:orphans="2" fo:widows="2"/>
      <style:text-properties fo:font-variant="normal" fo:text-transform="none" fo:color="#000000" loext:opacity="100%" style:font-name="Times New Roman1" fo:font-size="18pt" fo:letter-spacing="normal" fo:font-style="normal" fo:font-weight="normal" officeooo:paragraph-rsid="0017e221" style:font-size-asian="18pt" style:font-size-complex="18pt"/>
    </style:style>
    <style:style style:name="P26" style:family="paragraph" style:parent-style-name="Text_20_body" style:list-style-name="L15">
      <style:paragraph-properties fo:text-align="start" style:justify-single-word="false" fo:orphans="2" fo:widows="2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17e221" style:font-size-asian="14pt" style:font-size-complex="14pt"/>
    </style:style>
    <style:style style:name="P27" style:family="paragraph" style:parent-style-name="Text_20_body" style:list-style-name="L13">
      <style:paragraph-properties fo:text-align="start" style:justify-single-word="false" fo:orphans="2" fo:widows="2"/>
      <style:text-properties officeooo:paragraph-rsid="0017e221"/>
    </style:style>
    <style:style style:name="P28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Times New Roman" fo:font-size="18pt" fo:language="en" fo:country="US" fo:font-style="normal" fo:font-weight="normal" officeooo:rsid="0015017f" officeooo:paragraph-rsid="0015017f" style:font-size-asian="15.75pt" style:font-size-complex="18pt"/>
    </style:style>
    <style:style style:name="P29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text-align="justify" style:justify-single-word="false" fo:text-indent="0in" style:auto-text-indent="false" fo:background-color="transparent"/>
      <style:text-properties fo:font-variant="normal" fo:text-transform="none" fo:color="#000000" loext:opacity="100%" style:font-name="Times New Roman1" fo:font-size="18pt" fo:language="en" fo:country="US" fo:font-style="normal" fo:font-weight="normal" officeooo:paragraph-rsid="00144d14" style:font-size-asian="18pt" style:font-size-complex="18pt"/>
    </style:style>
    <style:style style:name="P30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text-align="justify" style:justify-single-word="false" fo:text-indent="0in" style:auto-text-indent="false" fo:background-color="transparent"/>
      <style:text-properties fo:font-variant="normal" fo:text-transform="none" fo:color="#000000" loext:opacity="100%" style:font-name="Times New Roman1" fo:font-size="18pt" fo:language="en" fo:country="US" fo:font-style="normal" fo:font-weight="normal" officeooo:paragraph-rsid="001b3290" style:font-size-asian="18pt" style:font-size-complex="18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666666" loext:opacity="100%" style:font-name="Times New Roman1" fo:font-size="20pt" style:font-size-asian="20pt" style:font-size-complex="20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666666" loext:opacity="100%" style:font-name="Times New Roman1"/>
    </style:style>
    <style:style style:name="P33" style:family="paragraph" style:parent-style-name="Text_20_body">
      <loext:graphic-properties draw:fill="none" draw:fill-color="#ffffff"/>
      <style:paragraph-properties fo:margin-left="0.5in" fo:margin-right="0in" fo:margin-top="0in" fo:margin-bottom="0in" style:contextual-spacing="false" fo:text-align="justify" style:justify-single-word="false" fo:text-indent="0in" style:auto-text-indent="false" fo:background-color="transparent"/>
      <style:text-properties fo:font-variant="normal" fo:text-transform="none" fo:color="#000000" loext:opacity="100%" style:font-name="Times New Roman1" fo:font-size="18pt" fo:language="en" fo:country="US" fo:font-style="normal" fo:font-weight="normal" officeooo:paragraph-rsid="00144d14" style:font-size-asian="18pt" style:font-size-complex="18pt"/>
    </style:style>
    <style:style style:name="P34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Times New Roman1" fo:font-size="18pt" fo:language="en" fo:country="US" fo:font-style="normal" style:text-underline-style="none" fo:font-weight="normal" style:font-size-asian="18pt" style:font-size-complex="18pt"/>
    </style:style>
    <style:style style:name="P35" style:family="paragraph" style:parent-style-name="Text_20_body">
      <loext:graphic-properties draw:fill="none" draw:fill-color="#ffffff"/>
      <style:paragraph-properties fo:margin-top="0in" fo:margin-bottom="0in" style:contextual-spacing="false" fo:text-align="justify" style:justify-single-word="false" fo:background-color="transparent"/>
      <style:text-properties fo:font-variant="normal" fo:text-transform="none" fo:color="#000000" loext:opacity="100%" style:font-name="Times New Roman1" fo:font-size="18pt" fo:language="en" fo:country="US" fo:font-style="normal" style:text-underline-style="solid" style:text-underline-width="auto" style:text-underline-color="font-color" fo:font-weight="bold" officeooo:paragraph-rsid="0015017f" style:font-size-asian="18pt" style:font-weight-asian="bold" style:font-size-complex="18pt" style:font-weight-complex="bold"/>
    </style:style>
    <style:style style:name="P36" style:family="paragraph" style:parent-style-name="Text_20_body" style:list-style-name="L15">
      <style:paragraph-properties fo:margin-top="0in" fo:margin-bottom="0in" style:contextual-spacing="false" fo:text-align="justify" style:justify-single-word="false" fo:orphans="2" fo:widows="2"/>
      <style:text-properties fo:font-variant="normal" fo:text-transform="none" fo:color="#000000" loext:opacity="100%" style:font-name="Times New Roman1" fo:font-size="18pt" fo:letter-spacing="normal" fo:font-style="normal" fo:font-weight="normal" officeooo:paragraph-rsid="0017e221" style:font-size-asian="18pt" style:font-size-complex="18pt"/>
    </style:style>
    <style:style style:name="P37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background-color="transparent"/>
      <style:text-properties fo:font-variant="normal" fo:text-transform="none" fo:color="#000000" loext:opacity="100%" style:font-name="Times New Roman1" fo:font-size="20pt" fo:language="en" fo:country="US" fo:font-style="normal" style:text-underline-style="none" fo:font-weight="bold" officeooo:paragraph-rsid="0015771f" style:font-size-asian="20pt" style:font-weight-asian="bold" style:font-size-complex="20pt" style:font-weight-complex="bold"/>
    </style:style>
    <style:style style:name="P38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background-color="transparent"/>
      <style:text-properties fo:font-variant="normal" fo:text-transform="none" fo:color="#000000" loext:opacity="100%" style:font-name="Times New Roman1" fo:font-size="20pt" fo:language="en" fo:country="US" fo:font-style="normal" style:text-underline-style="none" fo:font-weight="bold" officeooo:rsid="0015771f" officeooo:paragraph-rsid="0015771f" style:font-size-asian="20pt" style:font-weight-asian="bold" style:font-size-complex="20pt" style:font-weight-complex="bold"/>
    </style:style>
    <style:style style:name="P39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Times New Roman1" fo:font-size="20pt" fo:language="en" fo:country="US" fo:font-style="normal" style:text-underline-style="none" fo:font-weight="normal" style:font-size-asian="20pt" style:font-size-complex="20pt"/>
    </style:style>
    <style:style style:name="P40" style:family="paragraph" style:parent-style-name="Text_20_body" style:list-style-name="L6">
      <style:paragraph-properties fo:margin-top="0in" fo:margin-bottom="0in" style:contextual-spacing="false" fo:text-align="justify" style:justify-single-word="false"/>
      <style:text-properties style:font-name="Times New Roman1" fo:font-size="18pt" style:text-underline-style="none" style:font-size-asian="18pt" style:font-size-complex="18pt"/>
    </style:style>
    <style:style style:name="P41" style:family="paragraph" style:parent-style-name="Text_20_body" style:list-style-name="L15">
      <style:paragraph-properties fo:margin-top="0in" fo:margin-bottom="0in" style:contextual-spacing="false" fo:text-align="justify" style:justify-single-word="false" fo:orphans="2" fo:widows="2"/>
      <style:text-properties style:font-name="Times New Roman1" fo:font-size="18pt" officeooo:paragraph-rsid="0017e221" style:font-size-asian="18pt" style:font-size-complex="18pt"/>
    </style:style>
    <style:style style:name="P42" style:family="paragraph" style:parent-style-name="Text_20_body" style:list-style-name="L6">
      <style:paragraph-properties fo:margin-top="0in" fo:margin-bottom="0in" style:contextual-spacing="false"/>
      <style:text-properties style:font-name="Times New Roman1" fo:font-size="18pt" fo:font-weight="bold" officeooo:paragraph-rsid="0017e221" style:font-size-asian="18pt" style:font-weight-asian="bold" style:font-size-complex="18pt" style:font-weight-complex="bold"/>
    </style:style>
    <style:style style:name="P43" style:family="paragraph" style:parent-style-name="Text_20_body">
      <style:paragraph-properties fo:margin-top="0in" fo:margin-bottom="0in" style:contextual-spacing="false"/>
      <style:text-properties style:font-name="Times New Roman1" fo:font-size="18pt" fo:font-weight="bold" officeooo:paragraph-rsid="0017e221" style:font-size-asian="18pt" style:font-weight-asian="bold" style:font-size-complex="18pt" style:font-weight-complex="bold"/>
    </style:style>
    <style:style style:name="P44" style:family="paragraph" style:parent-style-name="Text_20_body" style:list-style-name="L6">
      <style:paragraph-properties fo:margin-top="0in" fo:margin-bottom="0in" style:contextual-spacing="false"/>
      <style:text-properties style:font-name="Times New Roman1" fo:font-size="18pt" fo:font-weight="bold" officeooo:rsid="0017e221" officeooo:paragraph-rsid="0017e221" style:font-size-asian="18pt" style:font-weight-asian="bold" style:font-size-complex="18pt" style:font-weight-complex="bold"/>
    </style:style>
    <style:style style:name="P45" style:family="paragraph" style:parent-style-name="Text_20_body">
      <style:paragraph-properties fo:margin-top="0in" fo:margin-bottom="0in" style:contextual-spacing="false"/>
      <style:text-properties style:font-name="Times New Roman1" fo:font-size="18pt" fo:font-weight="bold" officeooo:rsid="0017e221" officeooo:paragraph-rsid="0017e221" style:font-size-asian="18pt" style:font-weight-asian="bold" style:font-size-complex="18pt" style:font-weight-complex="bold"/>
    </style:style>
    <style:style style:name="P46" style:family="paragraph" style:parent-style-name="Text_20_body" style:list-style-name="">
      <style:paragraph-properties fo:margin-top="0in" fo:margin-bottom="0in" style:contextual-spacing="false" fo:line-height="115%"/>
      <style:text-properties style:font-name="Times New Roman1" fo:font-size="18pt" fo:font-weight="bold" officeooo:paragraph-rsid="0017e221" style:font-size-asian="18pt" style:font-weight-asian="bold" style:font-size-complex="18pt" style:font-weight-complex="bold"/>
    </style:style>
    <style:style style:name="P47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Times New Roman1" fo:font-size="18pt" fo:font-weight="bold" officeooo:paragraph-rsid="0017e221" style:font-size-asian="18pt" style:font-weight-asian="bold" style:font-size-complex="18pt" style:font-weight-complex="bold"/>
    </style:style>
    <style:style style:name="P48" style:family="paragraph" style:parent-style-name="Text_20_body" style:list-style-name="L6">
      <style:paragraph-properties fo:margin-top="0in" fo:margin-bottom="0in" style:contextual-spacing="false"/>
      <style:text-properties style:font-name="Times New Roman1" fo:font-size="18pt" fo:font-weight="bold" officeooo:rsid="0015771f" officeooo:paragraph-rsid="0015771f" style:font-size-asian="18pt" style:font-weight-asian="bold" style:font-size-complex="18pt" style:font-weight-complex="bold"/>
    </style:style>
    <style:style style:name="P49" style:family="paragraph" style:parent-style-name="Text_20_body" style:list-style-name="L13">
      <style:paragraph-properties fo:margin-top="0in" fo:margin-bottom="0in" style:contextual-spacing="false"/>
      <style:text-properties fo:color="#000000" loext:opacity="100%" style:font-name="Times New Roman1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50" style:family="paragraph" style:parent-style-name="Text_20_body" style:list-style-name="L13">
      <style:paragraph-properties fo:margin-top="0in" fo:margin-bottom="0in" style:contextual-spacing="false"/>
      <style:text-properties fo:color="#666666" loext:opacity="100%" style:font-name="quot" officeooo:rsid="0012f3c0"/>
    </style:style>
    <style:style style:name="P51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break-before="page" fo:background-color="transparent"/>
      <style:text-properties fo:font-variant="normal" fo:text-transform="none" fo:color="#000000" loext:opacity="100%" style:font-name="Times New Roman1" fo:font-size="20pt" fo:language="en" fo:country="US" fo:font-style="normal" style:text-underline-style="none" fo:font-weight="bold" officeooo:paragraph-rsid="0015017f" style:font-size-asian="20pt" style:font-weight-asian="bold" style:font-size-complex="20pt" style:font-weight-complex="bold"/>
    </style:style>
    <style:style style:name="P52" style:family="paragraph" style:parent-style-name="Text_20_body" style:list-style-name="L6">
      <style:paragraph-properties fo:margin-top="0in" fo:margin-bottom="0in" style:contextual-spacing="false" fo:text-align="justify" style:justify-single-word="false" fo:break-before="page"/>
      <style:text-properties style:font-name="Times New Roman1" fo:font-size="20pt" fo:font-weight="bold" officeooo:paragraph-rsid="0017e221" style:font-size-asian="20pt" style:font-weight-asian="bold" style:font-size-complex="20pt" style:font-weight-complex="bold"/>
    </style:style>
    <style:style style:name="P53" style:family="paragraph" style:list-style-name="L6"/>
    <style:style style:name="T1" style:family="text">
      <style:text-properties loext:padding="0in" loext:border="none"/>
    </style:style>
    <style:style style:name="T2" style:family="text">
      <style:text-properties fo:color="#000000" loext:opacity="100%" fo:language="en" fo:country="US" style:text-underline-style="none"/>
    </style:style>
    <style:style style:name="T3" style:family="text">
      <style:text-properties fo:color="#000000" loext:opacity="100%" fo:language="en" fo:country="US" style:text-underline-style="none" officeooo:rsid="0017e221"/>
    </style:style>
    <style:style style:name="T4" style:family="text">
      <style:text-properties fo:color="#000000" loext:opacity="100%" style:font-name="Arial Black1" fo:font-size="28pt" fo:language="en" fo:country="US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font-variant="normal" fo:text-transform="none" fo:color="#000000" loext:opacity="100%" style:font-name="Times New Roman1" fo:font-size="18pt" fo:letter-spacing="normal" fo:font-style="normal" fo:font-weight="normal" officeooo:rsid="00202dec" style:font-size-asian="18pt" style:font-size-complex="18pt"/>
    </style:style>
    <style:style style:name="T6" style:family="text">
      <style:text-properties fo:font-variant="normal" fo:text-transform="none" fo:color="#000000" loext:opacity="100%" style:font-name="Times New Roman1" fo:font-size="18pt" fo:letter-spacing="normal" fo:font-style="normal" officeooo:rsid="00202dec" style:font-size-asian="18pt" style:font-size-complex="18pt"/>
    </style:style>
    <style:style style:name="T7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style:text-underline-style="none" fo:font-weight="normal" officeooo:rsid="0017e221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17e221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1" fo:font-size="20pt" fo:letter-spacing="normal" fo:font-style="normal" style:text-underline-style="none" fo:font-weight="bold" officeooo:rsid="00202dec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fo:color="#000000" loext:opacity="100%" fo:language="en" fo:country="US" fo:font-style="normal" style:text-underline-style="solid" style:text-underline-width="auto" style:text-underline-color="font-color"/>
    </style:style>
    <style:style style:name="T11" style:family="text">
      <style:text-properties fo:font-variant="normal" fo:text-transform="none" fo:color="#000000" loext:opacity="100%" fo:language="en" fo:country="US" fo:font-style="normal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fo:language="en" fo:country="US" fo:font-style="normal" style:text-underline-style="solid" style:text-underline-width="auto" style:text-underline-color="font-color" fo:font-weight="normal" style:font-weight-asian="normal" style:font-weight-complex="normal" loext:padding="0in" loext:border="none"/>
    </style:style>
    <style:style style:name="T13" style:family="text">
      <style:text-properties fo:font-variant="normal" fo:text-transform="none" fo:color="#000000" loext:opacity="100%" fo:language="en" fo:country="US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loext:opacity="100%" fo:language="en" fo:country="US" fo:font-style="normal" fo:font-weight="normal" style:font-weight-asian="normal" style:font-weight-complex="normal" loext:padding="0in" loext:border="none"/>
    </style:style>
    <style:style style:name="T15" style:family="text">
      <style:text-properties fo:font-variant="normal" fo:text-transform="none" fo:color="#000000" loext:opacity="100%" fo:language="en" fo:country="US" fo:font-style="normal" officeooo:rsid="0015017f"/>
    </style:style>
    <style:style style:name="T16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/>
    </style:style>
    <style:style style:name="T17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style:font-weight-asian="bold" style:font-weight-complex="bold"/>
    </style:style>
    <style:style style:name="T18" style:family="text">
      <style:text-properties fo:font-variant="normal" fo:text-transform="none" fo:color="#000000" loext:opacity="100%" fo:letter-spacing="normal" fo:font-style="normal" fo:font-weight="normal"/>
    </style:style>
    <style:style style:name="T19" style:family="text">
      <style:text-properties fo:font-variant="normal" fo:text-transform="none" fo:color="#000000" loext:opacity="100%" fo:font-size="14pt" fo:letter-spacing="normal" fo:language="en" fo:country="US" fo:font-style="normal" style:text-underline-style="none" fo:font-weight="normal" style:font-size-asian="14pt" style:font-size-complex="14pt"/>
    </style:style>
    <style:style style:name="T20" style:family="text">
      <style:text-properties fo:font-variant="normal" fo:text-transform="none" fo:font-size="18pt" fo:letter-spacing="normal" fo:font-style="normal" fo:font-weight="normal" officeooo:rsid="001e83cf" style:font-size-asian="18pt" style:font-weight-asian="normal" style:font-size-complex="18pt" style:font-weight-complex="normal"/>
    </style:style>
    <style:style style:name="T21" style:family="text">
      <style:text-properties fo:font-variant="normal" fo:text-transform="none" style:font-name="Times New Roman1" fo:font-size="18pt" fo:letter-spacing="normal" fo:font-style="normal" officeooo:rsid="00202dec" style:font-size-asian="18pt" style:font-size-complex="18pt"/>
    </style:style>
    <style:style style:name="T22" style:family="text">
      <style:text-properties fo:font-variant="normal" fo:text-transform="none" style:font-name="Times New Roman1" fo:letter-spacing="normal" fo:font-style="normal" officeooo:rsid="00202dec"/>
    </style:style>
    <style:style style:name="T23" style:family="text">
      <style:text-properties fo:font-variant="normal" fo:text-transform="none" style:text-line-through-style="none" style:text-line-through-type="none" style:font-name="Raleway" fo:font-size="13.5pt" fo:letter-spacing="normal" fo:font-style="normal" style:text-underline-style="none" fo:font-weight="normal" officeooo:rsid="001dd89a" style:text-blinking="false" fo:background-color="transparent" loext:char-shading-value="0"/>
    </style:style>
    <style:style style:name="T24" style:family="text">
      <style:text-properties fo:font-variant="normal" fo:text-transform="none" style:font-name="Raleway" fo:font-size="13.5pt" fo:letter-spacing="normal" fo:font-style="normal" fo:font-weight="normal"/>
    </style:style>
    <style:style style:name="T25" style:family="text">
      <style:text-properties fo:font-variant="normal" fo:text-transform="none" style:font-name="Raleway" fo:font-size="13.5pt" fo:letter-spacing="normal" fo:font-style="normal" fo:font-weight="normal" officeooo:rsid="001dd89a"/>
    </style:style>
    <style:style style:name="T26" style:family="text">
      <style:text-properties fo:font-variant="normal" fo:text-transform="none" style:font-name="Raleway" fo:font-size="13.5pt" fo:letter-spacing="normal" fo:font-style="normal" fo:font-weight="normal" style:font-weight-asian="bold" style:font-weight-complex="bold"/>
    </style:style>
    <style:style style:name="T27" style:family="text">
      <style:text-properties fo:font-variant="normal" fo:text-transform="none" style:font-name="Raleway" fo:font-size="13.5pt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style:font-name="Raleway" fo:font-size="13.5pt" fo:letter-spacing="normal" fo:font-weight="normal" style:font-weight-asian="bold" style:font-weight-complex="bold"/>
    </style:style>
    <style:style style:name="T29" style:family="text">
      <style:text-properties fo:font-variant="normal" fo:text-transform="none" fo:letter-spacing="normal" fo:font-style="normal"/>
    </style:style>
    <style:style style:name="T3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1f1b91" style:font-weight-asian="normal" style:font-weight-complex="normal"/>
    </style:style>
    <style:style style:name="T33" style:family="text">
      <style:text-properties fo:font-variant="normal" fo:text-transform="none" fo:letter-spacing="normal" fo:font-style="normal" officeooo:rsid="001f1b91"/>
    </style:style>
    <style:style style:name="T34" style:family="text">
      <style:text-properties fo:font-variant="normal" fo:text-transform="none" fo:letter-spacing="normal" fo:font-style="normal" officeooo:rsid="00202dec"/>
    </style:style>
    <style:style style:name="T35" style:family="text">
      <style:text-properties fo:font-variant="normal" fo:text-transform="none" fo:font-size="13.5pt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273239" loext:opacity="100%" style:font-name="Roboto" fo:font-size="12pt" fo:letter-spacing="normal" fo:font-style="normal" fo:font-weight="normal" officeooo:rsid="00202dec"/>
    </style:style>
    <style:style style:name="T37" style:family="text">
      <style:text-properties fo:font-variant="normal" fo:text-transform="none" fo:color="#273239" loext:opacity="100%" style:font-name="Times New Roman1" fo:font-size="12pt" fo:letter-spacing="normal" fo:font-style="normal" fo:font-weight="normal" officeooo:rsid="00202dec"/>
    </style:style>
    <style:style style:name="T38" style:family="text">
      <style:text-properties fo:font-variant="normal" fo:text-transform="none" fo:color="#273239" loext:opacity="100%" style:font-name="Times New Roman1" fo:font-size="18pt" fo:letter-spacing="normal" fo:font-style="normal" fo:font-weight="normal" officeooo:rsid="00202dec" style:font-size-asian="18pt" style:font-size-complex="18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 loext:padding="0in" loext:border="none"/>
    </style:style>
    <style:style style:name="T41" style:family="text">
      <style:text-properties fo:font-weight="bold" officeooo:rsid="00202dec" style:font-weight-asian="bold" style:font-weight-complex="bold" loext:padding="0in" loext:border="none"/>
    </style:style>
    <style:style style:name="T42" style:family="text">
      <style:text-properties officeooo:rsid="00144d14"/>
    </style:style>
    <style:style style:name="T43" style:family="text">
      <style:text-properties fo:font-size="24pt" fo:font-weight="bold" officeooo:rsid="0012f3c0" style:font-size-asian="21pt" style:font-weight-asian="bold" style:font-size-complex="24pt" style:font-weight-complex="bold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Times New Roman1" fo:font-size="18pt" style:font-size-asian="18pt" style:font-size-complex="18pt"/>
    </style:style>
    <style:style style:name="T46" style:family="text">
      <style:text-properties style:font-name="Times New Roman1" fo:font-size="18pt" fo:language="en" fo:country="US" style:text-underline-style="none" fo:font-weight="normal" style:font-size-asian="18pt" style:font-weight-asian="normal" style:font-size-complex="18pt" style:font-weight-complex="normal"/>
    </style:style>
    <style:style style:name="T47" style:family="text">
      <style:text-properties style:font-name="Times New Roman1" fo:font-size="18pt" fo:language="en" fo:country="US" style:text-underline-style="none" fo:font-weight="normal" officeooo:rsid="0017e221" style:font-size-asian="18pt" style:font-weight-asian="normal" style:font-size-complex="18pt" style:font-weight-complex="normal"/>
    </style:style>
    <style:style style:name="T48" style:family="text">
      <style:text-properties style:text-underline-style="none" officeooo:rsid="00144d14" style:font-weight-asian="normal" style:font-weight-complex="normal"/>
    </style:style>
    <style:style style:name="T49" style:family="text">
      <style:text-properties style:font-weight-asian="normal" style:font-weight-complex="normal"/>
    </style:style>
    <style:style style:name="T50" style:family="text">
      <style:text-properties officeooo:rsid="0015017f"/>
    </style:style>
    <style:style style:name="T51" style:family="text">
      <style:text-properties fo:font-style="normal" fo:font-weight="normal"/>
    </style:style>
    <style:style style:name="T52" style:family="text">
      <style:text-properties officeooo:rsid="001b3290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I">
        <style:list-level-properties text:space-before="0.0535in" text:min-label-width="0.1965in"/>
      </text:list-level-style-number>
      <text:list-level-style-number text:level="2" text:style-name="Numbering_20_Symbols" style:num-suffix="." style:num-format="I">
        <style:list-level-properties text:space-before="1.0354in" text:min-label-width="0.1965in"/>
      </text:list-level-style-number>
      <text:list-level-style-number text:level="3" text:style-name="Numbering_20_Symbols" style:num-suffix="." style:num-format="I">
        <style:list-level-properties text:space-before="1.5264in" text:min-label-width="0.1965in"/>
      </text:list-level-style-number>
      <text:list-level-style-number text:level="4" text:style-name="Numbering_20_Symbols" style:num-suffix="." style:num-format="I">
        <style:list-level-properties text:space-before="2.0173in" text:min-label-width="0.1965in"/>
      </text:list-level-style-number>
      <text:list-level-style-number text:level="5" text:style-name="Numbering_20_Symbols" style:num-suffix="." style:num-format="I">
        <style:list-level-properties text:space-before="2.5083in" text:min-label-width="0.1965in"/>
      </text:list-level-style-number>
      <text:list-level-style-number text:level="6" text:style-name="Numbering_20_Symbols" style:num-suffix="." style:num-format="I">
        <style:list-level-properties text:space-before="2.9992in" text:min-label-width="0.1965in"/>
      </text:list-level-style-number>
      <text:list-level-style-number text:level="7" text:style-name="Numbering_20_Symbols" style:num-suffix="." style:num-format="I">
        <style:list-level-properties text:space-before="3.4902in" text:min-label-width="0.1965in"/>
      </text:list-level-style-number>
      <text:list-level-style-number text:level="8" text:style-name="Numbering_20_Symbols" style:num-suffix="." style:num-format="I">
        <style:list-level-properties text:space-before="3.9815in" text:min-label-width="0.1965in"/>
      </text:list-level-style-number>
      <text:list-level-style-number text:level="9" text:style-name="Numbering_20_Symbols" style:num-suffix="." style:num-format="I">
        <style:list-level-properties text:space-before="4.4724in" text:min-label-width="0.1965in"/>
      </text:list-level-style-number>
      <text:list-level-style-number text:level="10" text:style-name="Numbering_20_Symbols" style:num-suffix="." style:num-format="I">
        <style:list-level-properties text:space-before="4.9634in" text:min-label-width="0.1965in"/>
      </text:list-level-style-number>
    </text:list-style>
    <text:list-style style:name="L3">
      <text:list-level-style-number text:level="1" text:style-name="Numbering_20_Symbols" style:num-suffix="." style:num-format="I" text:start-value="2">
        <style:list-level-properties text:space-before="0.0535in" text:min-label-width="0.1965in"/>
      </text:list-level-style-number>
      <text:list-level-style-number text:level="2" text:style-name="Numbering_20_Symbols" style:num-suffix="." style:num-format="I">
        <style:list-level-properties text:space-before="1.0354in" text:min-label-width="0.1965in"/>
      </text:list-level-style-number>
      <text:list-level-style-number text:level="3" text:style-name="Numbering_20_Symbols" style:num-suffix="." style:num-format="I">
        <style:list-level-properties text:space-before="1.5264in" text:min-label-width="0.1965in"/>
      </text:list-level-style-number>
      <text:list-level-style-number text:level="4" text:style-name="Numbering_20_Symbols" style:num-suffix="." style:num-format="I">
        <style:list-level-properties text:space-before="2.0173in" text:min-label-width="0.1965in"/>
      </text:list-level-style-number>
      <text:list-level-style-number text:level="5" text:style-name="Numbering_20_Symbols" style:num-suffix="." style:num-format="I">
        <style:list-level-properties text:space-before="2.5083in" text:min-label-width="0.1965in"/>
      </text:list-level-style-number>
      <text:list-level-style-number text:level="6" text:style-name="Numbering_20_Symbols" style:num-suffix="." style:num-format="I">
        <style:list-level-properties text:space-before="2.9992in" text:min-label-width="0.1965in"/>
      </text:list-level-style-number>
      <text:list-level-style-number text:level="7" text:style-name="Numbering_20_Symbols" style:num-suffix="." style:num-format="I">
        <style:list-level-properties text:space-before="3.4902in" text:min-label-width="0.1965in"/>
      </text:list-level-style-number>
      <text:list-level-style-number text:level="8" text:style-name="Numbering_20_Symbols" style:num-suffix="." style:num-format="I">
        <style:list-level-properties text:space-before="3.9815in" text:min-label-width="0.1965in"/>
      </text:list-level-style-number>
      <text:list-level-style-number text:level="9" text:style-name="Numbering_20_Symbols" style:num-suffix="." style:num-format="I">
        <style:list-level-properties text:space-before="4.4724in" text:min-label-width="0.1965in"/>
      </text:list-level-style-number>
      <text:list-level-style-number text:level="10" text:style-name="Numbering_20_Symbols" style:num-suffix="." style:num-format="I">
        <style:list-level-properties text:space-before="4.9634in" text:min-label-width="0.1965in"/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space-before="-0.1965in" text:min-label-width="0.1965in"/>
      </text:list-level-style-number>
      <text:list-level-style-number text:level="2" text:style-name="Numbering_20_Symbols" style:num-suffix="." style:num-format="I">
        <style:list-level-properties text:space-before="0.7854in" text:min-label-width="0.1965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I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I">
        <style:list-level-properties text:space-before="0.7854in" text:min-label-width="0.1965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I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I">
        <style:list-level-properties text:space-before="0.7854in" text:min-label-width="0.1965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43"><text:tab/><text:tab/><text:tab/></text:span><text:span text:style-name="T4">Java Internship</text:span></text:p>
      <text:p text:style-name="P31"/>
      <text:list xml:id="list2128178021" text:style-name="L6">
        <text:list-item>
          <text:p text:style-name="P39"><text:span text:style-name="T39">Suppose I have an </text:span><text:span text:style-name="T40">enum</text:span><text:span text:style-name="T39"> defined say Subjects with Values:DBMS,DSA,</text:span><text:span text:style-name="T40">NETWORKING,OPERATING</text:span><text:span text:style-name="T39"> SYSTEMS. a) How do I access the index of the values present in the </text:span><text:span text:style-name="T40">enums</text:span><text:span text:style-name="T39">. b) If while accessing the </text:span><text:span text:style-name="T41">enums</text:span><text:span text:style-name="T39"> I pass an argument or say value which is not present in the </text:span><text:span text:style-name="T40">enum</text:span><text:span text:style-name="T39"> then what kind of exception will be thrown? c) Can you demonstrate the same using a Java program </text:span></text:p>
          <text:p text:style-name="P34"><text:span text:style-name="T39"/></text:p>
          <text:list>
            <text:list-item>
              <text:p text:style-name="P40"><text:span text:style-name="T14">ordinal(</text:span><text:span text:style-name="T13">) method returns the ordinal of this enumeration constant (its position in its </text:span><text:span text:style-name="T14">enum</text:span><text:span text:style-name="T13"> declaration, where the initial constant is assigned an ordinal of zero).  </text:span></text:p>
            </text:list-item>
            <text:list-item>
              <text:p text:style-name="P34"><text:span text:style-name="T49">If passed inside the ordinal </text:span></text:p>
            </text:list-item>
          </text:list>
        </text:list-item>
      </text:list>
      <text:p text:style-name="P33"><text:tab/>Exception in thread "main" <text:span text:style-name="T1">java.lang.Error</text:span>: <text:tab/>Unresolved compilation <text:tab/>problem: The method <text:tab/>ordinal() in the type Enum&lt;Subject&gt; is not <text:tab/>applicable <text:tab/>for the arguments (Subject at <text:tab/><text:span text:style-name="T1">Main.main</text:span>(Subject.java:22) </text:p>
      <text:p text:style-name="P29"><text:tab/><text:span text:style-name="T48">case2</text:span></text:p>
      <text:p text:style-name="P30"><text:tab/><text:tab/>Exception i<text:span text:style-name="T52">n </text:span>threa<text:span text:style-name="T42">d</text:span>"<text:span text:style-name="T1">main"Java.lang.ArrayIndexOutOf</text:span></text:p>
      <text:p text:style-name="P30"><text:span text:style-name="T1"><text:tab/><text:tab/>BoundsException</text:span> :<text:span text:style-name="T42">I</text:span>ndex 4 out of bounds for length 4at <text:tab/><text:tab/><text:span text:style-name="T1">Main.main</text:span>(Subject.java:26) </text:p>
      <text:p text:style-name="P35"><text:span text:style-name="T15"/></text:p>
      <text:list xml:id="list143537103799690" text:continue-numbering="true" text:style-name="L6">
        <text:list-item>
          <text:p text:style-name="P51"><text:span text:style-name="T50">Will the following method compile? If not, why? </text:span></text:p>
          <text:p text:style-name="P37">public static void print(List list) </text:p>
          <text:p text:style-name="P37">{</text:p>
          <text:p text:style-name="P37"><text:s/>for (Number n : list) </text:p>
          <text:p text:style-name="P37">System.out.print(n + " "); </text:p>
          <text:p text:style-name="P37">System.out.println(); </text:p>
          <text:p text:style-name="P38">}</text:p>
          <text:list>
            <text:list-item>
              <text:list>
                <text:list-header>
                  <text:p text:style-name="P48"><text:span text:style-name="T10">yes</text:span></text:p>
                </text:list-header>
                <text:list-item>
                  <text:p text:style-name="Text_20_body"><text:span text:style-name="T47">as </text:span><text:span text:style-name="T46">method for the list of Number and its subtypes (like Integer, Double). Using </text:span><text:span text:style-name="Strong_20_Emphasis"><text:span text:style-name="T46">List&lt;? extends Number&gt;</text:span></text:span><text:span text:style-name="T46"> is suitable for a list of type Number or any of its subclasses whereas </text:span><text:span text:style-name="Strong_20_Emphasis"><text:span text:style-name="T46">List&lt;Number&gt;</text:span></text:span><text:span text:style-name="T46"> works with the list of type Number only. So, </text:span><text:span text:style-name="Strong_20_Emphasis"><text:span text:style-name="T46">List&lt;? extends Number&gt;</text:span></text:span><text:span text:style-name="T46"> is less restrictive than </text:span><text:span text:style-name="Strong_20_Emphasis"><text:span text:style-name="T46">List&lt;Number&gt;</text:span></text:span><text:span text:style-name="T46">. </text:span></text:p>
                </text:list-item>
              </text:list>
            </text:list-item>
          </text:list>
        </text:list-item>
      </text:list>
      <text:p text:style-name="P28"><text:span text:style-name="T44"/></text:p>
      <text:p text:style-name="P46"><text:span text:style-name="T2"/></text:p>
      <text:p text:style-name="P46"><text:span text:style-name="T2"/></text:p>
      <text:list xml:id="list143537096008165" text:continue-numbering="true" text:style-name="L6">
        <text:list-header>
          <text:p text:style-name="P42"><text:span text:style-name="T2"/></text:p>
        </text:list-header>
        <text:list-item>
          <text:p text:style-name="P52"><text:span text:style-name="T2">If the compiler erases all type parameters at compile time, why should you use generics?</text:span></text:p>
        </text:list-item>
      </text:list>
      <text:p text:style-name="P47"><text:span text:style-name="T2"><text:tab/></text:span></text:p>
      <text:p text:style-name="P47"><text:span text:style-name="T3"/></text:p>
      <text:p text:style-name="P47"><text:span text:style-name="T3"/></text:p>
      <text:p text:style-name="P47"><text:span text:style-name="T3"><text:tab/>3.1 </text:span><text:span text:style-name="T16">You should use generics because:</text:span></text:p>
      <text:list xml:id="list143536288279074" text:continue-numbering="true" text:style-name="L6">
        <text:list-header>
          <text:p text:style-name="P20"><text:span text:style-name="T17"/></text:p>
        </text:list-header>
      </text:list>
      <text:list xml:id="list3989391755" text:style-name="L15">
        <text:list-item>
          <text:p text:style-name="P41"><text:span text:style-name="T18">The Java compiler enforces tighter type checks on generic code at compile time.</text:span></text:p>
        </text:list-item>
        <text:list-item>
          <text:p text:style-name="P36">Generics support programming types as parameters.</text:p>
        </text:list-item>
        <text:list-item>
          <text:p text:style-name="P25">Generics enable you to implement generic algorithms.</text:p>
          <text:p text:style-name="P26"/>
        </text:list-item>
      </text:list>
      <text:p text:style-name="P45"><text:span text:style-name="T2"/></text:p>
      <text:p text:style-name="P43"><text:span text:style-name="T2"><text:tab/></text:span></text:p>
      <text:list xml:id="list143535515503704" text:continue-list="list143536288279074" text:style-name="L6">
        <text:list-header>
          <text:p text:style-name="P44"><text:span text:style-name="T2"/></text:p>
        </text:list-header>
      </text:list>
      <text:p text:style-name="P43"><text:span text:style-name="T19"/></text:p>
      <text:list xml:id="list143536214524174" text:continue-numbering="true" text:style-name="L6">
        <text:list-header>
          <text:p text:style-name="P21"><text:span text:style-name="T7"/></text:p>
        </text:list-header>
      </text:list>
      <text:list xml:id="list1696350891" text:style-name="L13">
        <text:list-header>
          <text:p text:style-name="P27"><text:span text:style-name="T8"/></text:p>
          <text:p text:style-name="P49"/>
          <text:p text:style-name="P50"/>
        </text:list-header>
      </text:list>
      <text:p text:style-name="P7"/>
      <text:p text:style-name="P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<text:span text:style-name="T39">4. What is the following class converted to after type erasure?</text:span></text:p>
      <text:p text:style-name="P16"><text:span text:style-name="T39"/></text:p>
      <text:p text:style-name="P16"><text:span text:style-name="T39">public class Pair</text:span></text:p>
      <text:p text:style-name="P16"><text:span text:style-name="T39">{ </text:span></text:p>
      <text:p text:style-name="P16"><text:span text:style-name="T39"><text:tab/>public Pair(K key, V value) </text:span></text:p>
      <text:p text:style-name="P16"><text:span text:style-name="T39">{ </text:span></text:p>
      <text:p text:style-name="P16"><text:span text:style-name="T39"><text:tab/>this.key = key; this.value = value; </text:span></text:p>
      <text:p text:style-name="P16"><text:span text:style-name="T39">} </text:span></text:p>
      <text:p text:style-name="P16"><text:span text:style-name="T39">public K getKey(); </text:span></text:p>
      <text:p text:style-name="P16"><text:span text:style-name="T39">{</text:span></text:p>
      <text:p text:style-name="P16"><text:span text:style-name="T39"><text:s/>return key; </text:span></text:p>
      <text:p text:style-name="P16"><text:span text:style-name="T39">} </text:span></text:p>
      <text:p text:style-name="P16"><text:span text:style-name="T39">public V getValue(); </text:span></text:p>
      <text:p text:style-name="P16"><text:span text:style-name="T39">{ </text:span></text:p>
      <text:p text:style-name="P16"><text:span text:style-name="T39"><text:tab/>return value; </text:span></text:p>
      <text:p text:style-name="P16"><text:span text:style-name="T39">} </text:span></text:p>
      <text:p text:style-name="P16"><text:span text:style-name="T39">public void setKey(K key) </text:span></text:p>
      <text:p text:style-name="P16"><text:span text:style-name="T39">{ </text:span></text:p>
      <text:p text:style-name="P16"><text:span text:style-name="T39"><text:tab/>this.key = key; </text:span></text:p>
      <text:p text:style-name="P16"><text:span text:style-name="T39">} </text:span></text:p>
      <text:p text:style-name="P16"><text:span text:style-name="T39"><text:tab/>public void setValue(V value) </text:span></text:p>
      <text:p text:style-name="P16"><text:span text:style-name="T39">{</text:span></text:p>
      <text:p text:style-name="P16"><text:span text:style-name="T39"><text:tab/> this.value = value; </text:span></text:p>
      <text:p text:style-name="P16"><text:span text:style-name="T39">} </text:span></text:p>
      <text:p text:style-name="P16"><text:span text:style-name="T39">private K key; private V value; </text:span></text:p>
      <text:p text:style-name="P16"><text:span text:style-name="T39">} </text:span></text:p>
      <text:p text:style-name="P4"><text:span text:style-name="T39">ANS-</text:span></text:p>
      <text:p text:style-name="P6"><text:span text:style-name="T39"/></text:p>
      <text:p text:style-name="P5"><text:span text:style-name="T39">public class Pair {</text:span></text:p>
      <text:p text:style-name="P2"/>
      <text:p text:style-name="P1"><text:s text:c="4"/><text:span text:style-name="T51">public Pair(Object key, Object value) {</text:span></text:p>
      <text:p text:style-name="P1"><text:s text:c="8"/><text:span text:style-name="T51">this.key = key;</text:span></text:p>
      <text:p text:style-name="P1"><text:s text:c="8"/><text:span text:style-name="T51">this.value = value;</text:span></text:p>
      <text:p text:style-name="P1"><text:s text:c="4"/><text:span text:style-name="T51">}</text:span></text:p>
      <text:p text:style-name="P2"/>
      <text:p text:style-name="P1"><text:s text:c="4"/><text:span text:style-name="T51">public Object getKey() <text:s text:c="2"/>{ return key; }</text:span></text:p>
      <text:p text:style-name="P1"><text:s text:c="4"/><text:span text:style-name="T51">public Object getValue() { return value; }</text:span></text:p>
      <text:p text:style-name="P2"/>
      <text:p text:style-name="P1"><text:s text:c="4"/><text:span text:style-name="T51">public void setKey(Object key) <text:s text:c="4"/>{ this.key = key; }</text:span></text:p>
      <text:p text:style-name="P1"><text:s text:c="4"/><text:span text:style-name="T51">public void setValue(Object value) { this.value = value; }</text:span></text:p>
      <text:p text:style-name="P2"/>
      <text:p text:style-name="P1"><text:s text:c="4"/><text:span text:style-name="T51">private Object key;</text:span></text:p>
      <text:p text:style-name="P1"><text:s text:c="4"/><text:span text:style-name="T51">private Object value;</text:span></text:p>
      <text:p text:style-name="P3">}</text:p>
      <text:p text:style-name="P9"><text:span text:style-name="Strong_20_Emphasis"><text:span text:style-name="T24">Type erasure </text:span></text:span><text:span text:style-name="Strong_20_Emphasis"><text:span text:style-name="T25">is a </text:span></text:span><text:span text:style-name="Strong_20_Emphasis"><text:span text:style-name="T24">process of enforcing type constraints only at </text:span></text:span><text:span text:style-name="Strong_20_Emphasis"><text:span text:style-name="T23">compile time </text:span></text:span><text:span text:style-name="Strong_20_Emphasis"><text:span text:style-name="T24">and discarding the element type information at runtime.</text:span></text:span><text:span text:style-name="T39"> </text:span></text:p>
      <text:p text:style-name="P9"><text:span text:style-name="T39"/></text:p>
      <text:p text:style-name="P9"><text:span text:style-name="T26">The compiler replaces the unbound type </text:span><text:span text:style-name="Emphasis"><text:span text:style-name="T28"> </text:span></text:span><text:span text:style-name="T26">with an actual type of </text:span></text:p>
      <text:p text:style-name="P10"><text:span text:style-name="T27">Objects</text:span></text:p>
      <text:p text:style-name="P10"><text:span text:style-name="T27"/></text:p>
      <text:p text:style-name="P10"><text:span text:style-name="T26">Therefore the compiler ensures type safety of our code and prevents runtime errors.</text:span><text:span text:style-name="T27"> </text:span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7"><text:soft-page-break/><text:span text:style-name="T30"/></text:p>
      <text:p text:style-name="P17"><text:span text:style-name="T30">5. Look at the following code snippet and select the correct option</text:span></text:p>
      <text:p text:style-name="P17"><text:span text:style-name="T30"/></text:p>
      <text:p text:style-name="P10"><text:span text:style-name="T27">class Test extends Exception { } </text:span></text:p>
      <text:p text:style-name="P10"><text:span text:style-name="T27">class Main </text:span></text:p>
      <text:p text:style-name="P10"><text:span text:style-name="T27">{</text:span></text:p>
      <text:p text:style-name="P10"><text:span text:style-name="T27"><text:tab/>public static void main(String args[])</text:span></text:p>
      <text:p text:style-name="P10"><text:span text:style-name="T27">{ </text:span></text:p>
      <text:p text:style-name="P10"><text:span text:style-name="T27">try </text:span></text:p>
      <text:p text:style-name="P10"><text:span text:style-name="T27">{ </text:span></text:p>
      <text:p text:style-name="P10"><text:span text:style-name="T27"><text:tab/>throw new Test(); </text:span></text:p>
      <text:p text:style-name="P10"><text:span text:style-name="T27">}</text:span></text:p>
      <text:p text:style-name="P10"><text:span text:style-name="T27">catch(Test t) </text:span></text:p>
      <text:p text:style-name="P10"><text:span text:style-name="T27">{ </text:span></text:p>
      <text:p text:style-name="P10"><text:span text:style-name="T27"><text:tab/>System.out.println("Got the Test Exception"); </text:span></text:p>
      <text:p text:style-name="P10"><text:span text:style-name="T27">} finally </text:span></text:p>
      <text:p text:style-name="P10"><text:span text:style-name="T27">{</text:span></text:p>
      <text:p text:style-name="P10"><text:span text:style-name="T27"><text:tab/>System.out.println("Inside finally block ");</text:span></text:p>
      <text:p text:style-name="P10"><text:span text:style-name="T27">}</text:span></text:p>
      <text:p text:style-name="P10"><text:span text:style-name="T27">}</text:span></text:p>
      <text:p text:style-name="P10"><text:span text:style-name="T27">}</text:span></text:p>
      <text:p text:style-name="P11"><text:span text:style-name="T27"/></text:p>
      <text:p text:style-name="P13"><text:span text:style-name="T29">a) Got the Test Exception Inside finally block</text:span></text:p>
      <text:p text:style-name="P13"><text:span text:style-name="T29">b) Got the Test Exception </text:span></text:p>
      <text:p text:style-name="P14"><text:span text:style-name="T29">c) Inside finally block</text:span></text:p>
      <text:p text:style-name="P14"><text:span text:style-name="T29">d) Compiler Error</text:span></text:p>
      <text:p text:style-name="P14"><text:span text:style-name="T29"/></text:p>
      <text:p text:style-name="P15"><text:span text:style-name="T29">ANS</text:span></text:p>
      <text:p text:style-name="P15"><text:span text:style-name="T29"><text:s/></text:span><text:span text:style-name="T20">a) Got the Test Exception Inside finally block</text:span></text:p>
      <text:p text:style-name="P15"><text:span text:style-name="T20"/></text:p>
      <text:p text:style-name="P12"><text:span text:style-name="T32">As i</text:span><text:span text:style-name="T31">n Java, the finally is always executed after the try-catch block. This block can be used to do the common cleanup work. </text:span></text:p>
      <text:p text:style-name="P18"><text:soft-page-break/><text:span text:style-name="T29">6. What will be the output of the following code</text:span></text:p>
      <text:p text:style-name="P18"><text:span text:style-name="T29"/></text:p>
      <text:p text:style-name="P18"><text:span text:style-name="T29">class Test </text:span></text:p>
      <text:p text:style-name="P18"><text:span text:style-name="T29">{ </text:span></text:p>
      <text:p text:style-name="P18"><text:span text:style-name="T29"><text:tab/>public static void main(String[] args) </text:span></text:p>
      <text:p text:style-name="P18"><text:span text:style-name="T29">{ </text:span></text:p>
      <text:p text:style-name="P18"><text:span text:style-name="T29">try </text:span></text:p>
      <text:p text:style-name="P18"><text:span text:style-name="T29">{ </text:span></text:p>
      <text:p text:style-name="P18"><text:span text:style-name="T29"><text:tab/>int a[]= {1, 2, 3, 4}; </text:span></text:p>
      <text:p text:style-name="P18"><text:span text:style-name="T29"><text:tab/>for (int i = 1; i &lt;= 4; i++) </text:span></text:p>
      <text:p text:style-name="P18"><text:span text:style-name="T29"><text:tab/>{ </text:span></text:p>
      <text:p text:style-name="P18"><text:span text:style-name="T29"><text:tab/><text:tab/>System.out.println ("a[" + i + "]=" + a[i] + "\<text:tab/><text:tab/><text:tab/>n"); </text:span></text:p>
      <text:p text:style-name="P18"><text:span text:style-name="T29"><text:tab/>} </text:span></text:p>
      <text:p text:style-name="P18"><text:span text:style-name="T29">} </text:span></text:p>
      <text:p text:style-name="P18"><text:span text:style-name="T29">catch (Exception e) </text:span></text:p>
      <text:p text:style-name="P18"><text:span text:style-name="T29">{ </text:span></text:p>
      <text:p text:style-name="P18"><text:span text:style-name="T29"><text:tab/>System.out.println ("error = " + e); </text:span></text:p>
      <text:p text:style-name="P18"><text:span text:style-name="T29">} </text:span></text:p>
      <text:p text:style-name="P18"><text:span text:style-name="T29">catch </text:span></text:p>
      <text:p text:style-name="P18"><text:span text:style-name="T29">(ArrayIndexOutOfBoundsExceptione)</text:span></text:p>
      <text:p text:style-name="P18"><text:span text:style-name="T29">{ </text:span></text:p>
      <text:p text:style-name="P18"><text:span text:style-name="T29"><text:tab/>System.out.println("ArrayIndexOutOfBounds</text:span></text:p>
      <text:p text:style-name="P18"><text:span text:style-name="T29"><text:tab/><text:tab/>Exception"); </text:span></text:p>
      <text:p text:style-name="P18"><text:span text:style-name="T29">}</text:span></text:p>
      <text:p text:style-name="P18"><text:span text:style-name="T29">}</text:span></text:p>
      <text:p text:style-name="P18"><text:span text:style-name="T29">} </text:span></text:p>
      <text:p text:style-name="P18"><text:span text:style-name="T29"/></text:p>
      <text:p text:style-name="P18"><text:span text:style-name="T29">a) Compiler error </text:span></text:p>
      <text:p text:style-name="P18"><text:soft-page-break/><text:span text:style-name="T29">b)Runtimeerror </text:span></text:p>
      <text:p text:style-name="P18"><text:span text:style-name="T29">c) ArrayIndexOutOfBoundsException</text:span></text:p>
      <text:p text:style-name="P18"><text:span text:style-name="T29">d) Error Code is printed</text:span></text:p>
      <text:p text:style-name="P19"><text:span text:style-name="T29">e) Array is printed</text:span></text:p>
      <text:p text:style-name="P19"><text:span text:style-name="T29"/></text:p>
      <text:p text:style-name="P19"><text:span text:style-name="T34">ANS-</text:span></text:p>
      <text:p text:style-name="P19"><text:span text:style-name="T34"><text:tab/></text:span><text:span text:style-name="T34">a) Compiler error </text:span></text:p>
      <text:p text:style-name="P23"><text:span text:style-name="T9"><text:tab/></text:span><text:span text:style-name="T5">ArrayIndexOutOfBoundsException has been already caught <text:tab/>by base class <text:tab/>Exception. When a subclass exception is <text:tab/>mentioned after base class exception, <text:tab/>then error occurs.</text:span><text:span text:style-name="T6"> </text:span></text:p>
      <text:p text:style-name="P19"><text:span text:style-name="T29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, Helvetica, sans-serif"/>
    <style:font-face style:name="Calibri" svg:font-family="Calibri, quot"/>
    <style:font-face style:name="Raleway" svg:font-family="Raleway"/>
    <style:font-face style:name="Roboto" svg:font-family="Roboto, sans-serif"/>
    <style:font-face style:name="Times New Roman" svg:font-family="'Times New Roman', quot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quot" svg:font-family="quo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563in" fo:margin-right="0.7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1:11:03.164000000</meta:creation-date>
    <dc:date>2022-07-28T14:25:48.021000000</dc:date>
    <meta:editing-duration>PT34M18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8" meta:paragraph-count="126" meta:word-count="646" meta:character-count="4010" meta:non-whitespace-character-count="3315"/>
  </office:meta>
</office:document-meta>
</file>